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9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end" fo:margin-left="0in"/>
    </style:style>
    <style:style style:name="ce5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/>
          <table:table-cell table:style-name="ce2" office:value-type="string">
            <text:p>Payment</text:p>
          </table:table-cell>
          <table:table-cell table:style-name="ce2" office:value-type="string">
            <text:p>Principal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Extra Principal</text:p>
          </table:table-cell>
          <table:table-cell table:style-name="ce2" office:value-type="string">
            <text:p>Bal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362.054457539">
            <text:p>$362.05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6235">
            <text:p>$6,235.00</text:p>
          </table:table-cell>
          <table:table-cell office:value-type="currency" office:currency="USD" office:value="263402.945542">
            <text:p>$263,402.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386.243657216">
            <text:p>$386.24</text:p>
          </table:table-cell>
          <table:table-cell office:value-type="currency" office:currency="USD" office:value="965.810800322">
            <text:p>$965.81</text:p>
          </table:table-cell>
          <table:table-cell office:value-type="currency" office:currency="USD" office:value="3400">
            <text:p>$3,400.00</text:p>
          </table:table-cell>
          <table:table-cell office:value-type="currency" office:currency="USD" office:value="259616.701885">
            <text:p>$259,616.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00.126550626">
            <text:p>$400.13</text:p>
          </table:table-cell>
          <table:table-cell office:value-type="currency" office:currency="USD" office:value="951.927906913">
            <text:p>$951.93</text:p>
          </table:table-cell>
          <table:table-cell office:value-type="currency" office:currency="USD" office:value="1475">
            <text:p>$1,475.00</text:p>
          </table:table-cell>
          <table:table-cell office:value-type="currency" office:currency="USD" office:value="257741.575335">
            <text:p>$257,741.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07.002014645">
            <text:p>$407.00</text:p>
          </table:table-cell>
          <table:table-cell office:value-type="currency" office:currency="USD" office:value="945.052442894">
            <text:p>$945.05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256134.57332">
            <text:p>$256,134.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12.894355365">
            <text:p>$412.89</text:p>
          </table:table-cell>
          <table:table-cell office:value-type="currency" office:currency="USD" office:value="939.160102173">
            <text:p>$939.16</text:p>
          </table:table-cell>
          <table:table-cell office:value-type="currency" office:currency="USD" office:value="1525">
            <text:p>$1,525.00</text:p>
          </table:table-cell>
          <table:table-cell office:value-type="currency" office:currency="USD" office:value="254196.678965">
            <text:p>$254,196.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19.999968002">
            <text:p>$420.00</text:p>
          </table:table-cell>
          <table:table-cell office:value-type="currency" office:currency="USD" office:value="932.054489537">
            <text:p>$932.05</text:p>
          </table:table-cell>
          <table:table-cell office:value-type="currency" office:currency="USD" office:value="1175">
            <text:p>$1,175.00</text:p>
          </table:table-cell>
          <table:table-cell office:value-type="currency" office:currency="USD" office:value="252601.678997">
            <text:p>$252,601.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25.848301218">
            <text:p>$425.85</text:p>
          </table:table-cell>
          <table:table-cell office:value-type="currency" office:currency="USD" office:value="926.206156321">
            <text:p>$926.2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52175.830695">
            <text:p>$252,175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27.409744989">
            <text:p>$427.41</text:p>
          </table:table-cell>
          <table:table-cell office:value-type="currency" office:currency="USD" office:value="924.64471255">
            <text:p>$924.6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51748.42095">
            <text:p>$251,748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28.976914054">
            <text:p>$428.98</text:p>
          </table:table-cell>
          <table:table-cell office:value-type="currency" office:currency="USD" office:value="923.077543485">
            <text:p>$923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51319.444036">
            <text:p>$251,319.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30.549829405">
            <text:p>$430.55</text:p>
          </table:table-cell>
          <table:table-cell office:value-type="currency" office:currency="USD" office:value="921.504628133">
            <text:p>$921.5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50888.894207">
            <text:p>$250,888.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32.128512113">
            <text:p>$432.13</text:p>
          </table:table-cell>
          <table:table-cell office:value-type="currency" office:currency="USD" office:value="919.925945425">
            <text:p>$919.9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50456.765695">
            <text:p>$250,456.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33.712983324">
            <text:p>$433.71</text:p>
          </table:table-cell>
          <table:table-cell office:value-type="currency" office:currency="USD" office:value="918.341474214">
            <text:p>$918.3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50023.052712">
            <text:p>$250,023.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35.303264263">
            <text:p>$435.30</text:p>
          </table:table-cell>
          <table:table-cell office:value-type="currency" office:currency="USD" office:value="916.751193276">
            <text:p>$916.7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9587.749447">
            <text:p>$249,587.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36.899376232">
            <text:p>$436.90</text:p>
          </table:table-cell>
          <table:table-cell office:value-type="currency" office:currency="USD" office:value="915.155081307">
            <text:p>$915.1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9150.850071">
            <text:p>$249,150.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38.501340611">
            <text:p>$438.50</text:p>
          </table:table-cell>
          <table:table-cell office:value-type="currency" office:currency="USD" office:value="913.553116927">
            <text:p>$913.5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8712.34873">
            <text:p>$248,712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40.10917886">
            <text:p>$440.11</text:p>
          </table:table-cell>
          <table:table-cell office:value-type="currency" office:currency="USD" office:value="911.945278678">
            <text:p>$911.9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8272.239552">
            <text:p>$248,272.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41.722912516">
            <text:p>$441.72</text:p>
          </table:table-cell>
          <table:table-cell office:value-type="currency" office:currency="USD" office:value="910.331545022">
            <text:p>$910.3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7830.516639">
            <text:p>$247,830.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43.342563195">
            <text:p>$443.34</text:p>
          </table:table-cell>
          <table:table-cell office:value-type="currency" office:currency="USD" office:value="908.711894343">
            <text:p>$908.7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7387.174076">
            <text:p>$247,387.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44.968152594">
            <text:p>$444.97</text:p>
          </table:table-cell>
          <table:table-cell office:value-type="currency" office:currency="USD" office:value="907.086304945">
            <text:p>$907.0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6942.205923">
            <text:p>$246,942.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46.599702487">
            <text:p>$446.60</text:p>
          </table:table-cell>
          <table:table-cell office:value-type="currency" office:currency="USD" office:value="905.454755052">
            <text:p>$905.4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6495.606221">
            <text:p>$246,495.6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48.237234729">
            <text:p>$448.24</text:p>
          </table:table-cell>
          <table:table-cell office:value-type="currency" office:currency="USD" office:value="903.817222809">
            <text:p>$903.8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6047.368986">
            <text:p>$246,047.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49.880771256">
            <text:p>$449.88</text:p>
          </table:table-cell>
          <table:table-cell office:value-type="currency" office:currency="USD" office:value="902.173686282">
            <text:p>$902.1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5597.488215">
            <text:p>$245,597.4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51.530334084">
            <text:p>$451.53</text:p>
          </table:table-cell>
          <table:table-cell office:value-type="currency" office:currency="USD" office:value="900.524123454">
            <text:p>$900.5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5145.957881">
            <text:p>$245,145.9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53.185945309">
            <text:p>$453.19</text:p>
          </table:table-cell>
          <table:table-cell office:value-type="currency" office:currency="USD" office:value="898.868512229">
            <text:p>$898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4692.771935">
            <text:p>$244,692.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54.847627109">
            <text:p>$454.85</text:p>
          </table:table-cell>
          <table:table-cell office:value-type="currency" office:currency="USD" office:value="897.20683043">
            <text:p>$897.2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4237.924308">
            <text:p>$244,237.9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56.515401742">
            <text:p>$456.52</text:p>
          </table:table-cell>
          <table:table-cell office:value-type="currency" office:currency="USD" office:value="895.539055797">
            <text:p>$895.5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3781.408907">
            <text:p>$243,781.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58.189291548">
            <text:p>$458.19</text:p>
          </table:table-cell>
          <table:table-cell office:value-type="currency" office:currency="USD" office:value="893.865165991">
            <text:p>$893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3323.219615">
            <text:p>$243,323.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59.86931895">
            <text:p>$459.87</text:p>
          </table:table-cell>
          <table:table-cell office:value-type="currency" office:currency="USD" office:value="892.185138588">
            <text:p>$892.1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2863.350296">
            <text:p>$242,863.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61.555506453">
            <text:p>$461.56</text:p>
          </table:table-cell>
          <table:table-cell office:value-type="currency" office:currency="USD" office:value="890.498951085">
            <text:p>$890.5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2401.79479">
            <text:p>$242,401.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63.247876643">
            <text:p>$463.25</text:p>
          </table:table-cell>
          <table:table-cell office:value-type="currency" office:currency="USD" office:value="888.806580895">
            <text:p>$888.8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1938.546913">
            <text:p>$241,938.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64.946452191">
            <text:p>$464.95</text:p>
          </table:table-cell>
          <table:table-cell office:value-type="currency" office:currency="USD" office:value="887.108005347">
            <text:p>$887.1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1473.600461">
            <text:p>$241,473.6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66.651255849">
            <text:p>$466.65</text:p>
          </table:table-cell>
          <table:table-cell office:value-type="currency" office:currency="USD" office:value="885.403201689">
            <text:p>$885.4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1006.949205">
            <text:p>$241,006.9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68.362310454">
            <text:p>$468.36</text:p>
          </table:table-cell>
          <table:table-cell office:value-type="currency" office:currency="USD" office:value="883.692147085">
            <text:p>$883.6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0538.586894">
            <text:p>$240,538.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70.079638926">
            <text:p>$470.08</text:p>
          </table:table-cell>
          <table:table-cell office:value-type="currency" office:currency="USD" office:value="881.974818613">
            <text:p>$881.9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0068.507256">
            <text:p>$240,068.5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71.803264268">
            <text:p>$471.80</text:p>
          </table:table-cell>
          <table:table-cell office:value-type="currency" office:currency="USD" office:value="880.25119327">
            <text:p>$880.2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9596.703991">
            <text:p>$239,596.7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73.533209571">
            <text:p>$473.53</text:p>
          </table:table-cell>
          <table:table-cell office:value-type="currency" office:currency="USD" office:value="878.521247968">
            <text:p>$878.5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9123.170782">
            <text:p>$239,123.1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75.269498006">
            <text:p>$475.27</text:p>
          </table:table-cell>
          <table:table-cell office:value-type="currency" office:currency="USD" office:value="876.784959533">
            <text:p>$876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8647.901284">
            <text:p>$238,647.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77.012152832">
            <text:p>$477.01</text:p>
          </table:table-cell>
          <table:table-cell office:value-type="currency" office:currency="USD" office:value="875.042304707">
            <text:p>$875.0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8170.889131">
            <text:p>$238,170.8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78.761197392">
            <text:p>$478.76</text:p>
          </table:table-cell>
          <table:table-cell office:value-type="currency" office:currency="USD" office:value="873.293260146">
            <text:p>$873.2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7692.127933">
            <text:p>$237,692.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80.516655116">
            <text:p>$480.52</text:p>
          </table:table-cell>
          <table:table-cell office:value-type="currency" office:currency="USD" office:value="871.537802423">
            <text:p>$871.5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7211.611278">
            <text:p>$237,211.6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82.278549518">
            <text:p>$482.28</text:p>
          </table:table-cell>
          <table:table-cell office:value-type="currency" office:currency="USD" office:value="869.77590802">
            <text:p>$869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6729.332729">
            <text:p>$236,729.3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84.0469042">
            <text:p>$484.05</text:p>
          </table:table-cell>
          <table:table-cell office:value-type="currency" office:currency="USD" office:value="868.007553339">
            <text:p>$868.0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6245.285825">
            <text:p>$236,245.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85.821742848">
            <text:p>$485.82</text:p>
          </table:table-cell>
          <table:table-cell office:value-type="currency" office:currency="USD" office:value="866.23271469">
            <text:p>$866.2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5759.464082">
            <text:p>$235,759.4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87.603089239">
            <text:p>$487.60</text:p>
          </table:table-cell>
          <table:table-cell office:value-type="currency" office:currency="USD" office:value="864.4513683">
            <text:p>$864.4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5271.860993">
            <text:p>$235,271.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89.390967233">
            <text:p>$489.39</text:p>
          </table:table-cell>
          <table:table-cell office:value-type="currency" office:currency="USD" office:value="862.663490306">
            <text:p>$862.6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4782.470025">
            <text:p>$234,782.4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91.185400779">
            <text:p>$491.19</text:p>
          </table:table-cell>
          <table:table-cell office:value-type="currency" office:currency="USD" office:value="860.869056759">
            <text:p>$860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4291.284625">
            <text:p>$234,291.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92.986413915">
            <text:p>$492.99</text:p>
          </table:table-cell>
          <table:table-cell office:value-type="currency" office:currency="USD" office:value="859.068043623">
            <text:p>$859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3798.298211">
            <text:p>$233,798.3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94.794030766">
            <text:p>$494.79</text:p>
          </table:table-cell>
          <table:table-cell office:value-type="currency" office:currency="USD" office:value="857.260426772">
            <text:p>$857.2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3303.50418">
            <text:p>$233,303.5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96.608275546">
            <text:p>$496.61</text:p>
          </table:table-cell>
          <table:table-cell office:value-type="currency" office:currency="USD" office:value="855.446181993">
            <text:p>$855.4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2806.895904">
            <text:p>$232,806.9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498.429172556">
            <text:p>$498.43</text:p>
          </table:table-cell>
          <table:table-cell office:value-type="currency" office:currency="USD" office:value="853.625284982">
            <text:p>$853.6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2308.466732">
            <text:p>$232,308.4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00.256746189">
            <text:p>$500.26</text:p>
          </table:table-cell>
          <table:table-cell office:value-type="currency" office:currency="USD" office:value="851.79771135">
            <text:p>$851.8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1808.209986">
            <text:p>$231,808.2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02.091020925">
            <text:p>$502.09</text:p>
          </table:table-cell>
          <table:table-cell office:value-type="currency" office:currency="USD" office:value="849.963436614">
            <text:p>$849.9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1306.118965">
            <text:p>$231,306.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03.932021335">
            <text:p>$503.93</text:p>
          </table:table-cell>
          <table:table-cell office:value-type="currency" office:currency="USD" office:value="848.122436204">
            <text:p>$848.1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0802.186943">
            <text:p>$230,802.1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05.77977208">
            <text:p>$505.78</text:p>
          </table:table-cell>
          <table:table-cell office:value-type="currency" office:currency="USD" office:value="846.274685459">
            <text:p>$846.2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0296.407171">
            <text:p>$230,296.4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07.634297911">
            <text:p>$507.63</text:p>
          </table:table-cell>
          <table:table-cell office:value-type="currency" office:currency="USD" office:value="844.420159628">
            <text:p>$844.4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9788.772873">
            <text:p>$229,788.7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09.49562367">
            <text:p>$509.50</text:p>
          </table:table-cell>
          <table:table-cell office:value-type="currency" office:currency="USD" office:value="842.558833869">
            <text:p>$842.5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9279.27725">
            <text:p>$229,279.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11.36377429">
            <text:p>$511.36</text:p>
          </table:table-cell>
          <table:table-cell office:value-type="currency" office:currency="USD" office:value="840.690683249">
            <text:p>$840.6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8767.913475">
            <text:p>$228,767.9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13.238774796">
            <text:p>$513.24</text:p>
          </table:table-cell>
          <table:table-cell office:value-type="currency" office:currency="USD" office:value="838.815682743">
            <text:p>$838.8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8254.674701">
            <text:p>$228,254.6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15.120650303">
            <text:p>$515.12</text:p>
          </table:table-cell>
          <table:table-cell office:value-type="currency" office:currency="USD" office:value="836.933807235">
            <text:p>$836.9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7739.55405">
            <text:p>$227,739.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17.009426021">
            <text:p>$517.01</text:p>
          </table:table-cell>
          <table:table-cell office:value-type="currency" office:currency="USD" office:value="835.045031517">
            <text:p>$835.0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7222.544624">
            <text:p>$227,222.5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18.90512725">
            <text:p>$518.91</text:p>
          </table:table-cell>
          <table:table-cell office:value-type="currency" office:currency="USD" office:value="833.149330289">
            <text:p>$833.1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6703.639497">
            <text:p>$226,703.6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20.807779383">
            <text:p>$520.81</text:p>
          </table:table-cell>
          <table:table-cell office:value-type="currency" office:currency="USD" office:value="831.246678155">
            <text:p>$831.2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6182.831718">
            <text:p>$226,182.8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22.717407907">
            <text:p>$522.72</text:p>
          </table:table-cell>
          <table:table-cell office:value-type="currency" office:currency="USD" office:value="829.337049631">
            <text:p>$829.3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5660.11431">
            <text:p>$225,660.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24.634038403">
            <text:p>$524.63</text:p>
          </table:table-cell>
          <table:table-cell office:value-type="currency" office:currency="USD" office:value="827.420419135">
            <text:p>$827.4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5135.480271">
            <text:p>$225,135.4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26.557696544">
            <text:p>$526.56</text:p>
          </table:table-cell>
          <table:table-cell office:value-type="currency" office:currency="USD" office:value="825.496760995">
            <text:p>$825.5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4608.922575">
            <text:p>$224,608.9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28.488408098">
            <text:p>$528.49</text:p>
          </table:table-cell>
          <table:table-cell office:value-type="currency" office:currency="USD" office:value="823.566049441">
            <text:p>$823.5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4080.434167">
            <text:p>$224,080.4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30.426198928">
            <text:p>$530.43</text:p>
          </table:table-cell>
          <table:table-cell office:value-type="currency" office:currency="USD" office:value="821.628258611">
            <text:p>$821.6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3550.007968">
            <text:p>$223,550.0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32.37109499">
            <text:p>$532.37</text:p>
          </table:table-cell>
          <table:table-cell office:value-type="currency" office:currency="USD" office:value="819.683362548">
            <text:p>$819.6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3017.636873">
            <text:p>$223,017.6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34.323122339">
            <text:p>$534.32</text:p>
          </table:table-cell>
          <table:table-cell office:value-type="currency" office:currency="USD" office:value="817.7313352">
            <text:p>$817.7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2483.31375">
            <text:p>$222,483.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36.282307121">
            <text:p>$536.28</text:p>
          </table:table-cell>
          <table:table-cell office:value-type="currency" office:currency="USD" office:value="815.772150418">
            <text:p>$815.7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1947.031443">
            <text:p>$221,947.0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38.24867558">
            <text:p>$538.25</text:p>
          </table:table-cell>
          <table:table-cell office:value-type="currency" office:currency="USD" office:value="813.805781959">
            <text:p>$813.8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1408.782768">
            <text:p>$221,408.7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40.222254057">
            <text:p>$540.22</text:p>
          </table:table-cell>
          <table:table-cell office:value-type="currency" office:currency="USD" office:value="811.832203481">
            <text:p>$811.8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0868.560514">
            <text:p>$220,868.5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42.203068989">
            <text:p>$542.20</text:p>
          </table:table-cell>
          <table:table-cell office:value-type="currency" office:currency="USD" office:value="809.85138855">
            <text:p>$809.8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0326.357445">
            <text:p>$220,326.3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44.191146908">
            <text:p>$544.19</text:p>
          </table:table-cell>
          <table:table-cell office:value-type="currency" office:currency="USD" office:value="807.86331063">
            <text:p>$807.8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9782.166298">
            <text:p>$219,782.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46.186514447">
            <text:p>$546.19</text:p>
          </table:table-cell>
          <table:table-cell office:value-type="currency" office:currency="USD" office:value="805.867943092">
            <text:p>$805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9235.979783">
            <text:p>$219,235.9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48.189198333">
            <text:p>$548.19</text:p>
          </table:table-cell>
          <table:table-cell office:value-type="currency" office:currency="USD" office:value="803.865259205">
            <text:p>$803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8687.790585">
            <text:p>$218,687.7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50.199225394">
            <text:p>$550.20</text:p>
          </table:table-cell>
          <table:table-cell office:value-type="currency" office:currency="USD" office:value="801.855232145">
            <text:p>$801.8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8137.59136">
            <text:p>$218,137.5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52.216622554">
            <text:p>$552.22</text:p>
          </table:table-cell>
          <table:table-cell office:value-type="currency" office:currency="USD" office:value="799.837834985">
            <text:p>$799.8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7585.374737">
            <text:p>$217,585.3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54.241416836">
            <text:p>$554.24</text:p>
          </table:table-cell>
          <table:table-cell office:value-type="currency" office:currency="USD" office:value="797.813040702">
            <text:p>$797.8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7031.13332">
            <text:p>$217,031.1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56.273635365">
            <text:p>$556.27</text:p>
          </table:table-cell>
          <table:table-cell office:value-type="currency" office:currency="USD" office:value="795.780822174">
            <text:p>$795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6474.859685">
            <text:p>$216,474.8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58.313305361">
            <text:p>$558.31</text:p>
          </table:table-cell>
          <table:table-cell office:value-type="currency" office:currency="USD" office:value="793.741152177">
            <text:p>$793.7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5916.546379">
            <text:p>$215,916.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60.360454147">
            <text:p>$560.36</text:p>
          </table:table-cell>
          <table:table-cell office:value-type="currency" office:currency="USD" office:value="791.694003391">
            <text:p>$791.6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5356.185925">
            <text:p>$215,356.1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62.415109146">
            <text:p>$562.42</text:p>
          </table:table-cell>
          <table:table-cell office:value-type="currency" office:currency="USD" office:value="789.639348393">
            <text:p>$789.6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4793.770816">
            <text:p>$214,793.7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64.477297879">
            <text:p>$564.48</text:p>
          </table:table-cell>
          <table:table-cell office:value-type="currency" office:currency="USD" office:value="787.577159659">
            <text:p>$787.5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4229.293518">
            <text:p>$214,229.2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66.547047972">
            <text:p>$566.55</text:p>
          </table:table-cell>
          <table:table-cell office:value-type="currency" office:currency="USD" office:value="785.507409567">
            <text:p>$785.5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3662.74647">
            <text:p>$213,662.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68.624387148">
            <text:p>$568.62</text:p>
          </table:table-cell>
          <table:table-cell office:value-type="currency" office:currency="USD" office:value="783.430070391">
            <text:p>$783.4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3094.122083">
            <text:p>$213,094.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70.709343234">
            <text:p>$570.71</text:p>
          </table:table-cell>
          <table:table-cell office:value-type="currency" office:currency="USD" office:value="781.345114305">
            <text:p>$781.3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2523.41274">
            <text:p>$212,523.4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72.801944159">
            <text:p>$572.80</text:p>
          </table:table-cell>
          <table:table-cell office:value-type="currency" office:currency="USD" office:value="779.25251338">
            <text:p>$779.2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1950.610796">
            <text:p>$211,950.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74.902217954">
            <text:p>$574.90</text:p>
          </table:table-cell>
          <table:table-cell office:value-type="currency" office:currency="USD" office:value="777.152239584">
            <text:p>$777.1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1375.708578">
            <text:p>$211,375.7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77.010192753">
            <text:p>$577.01</text:p>
          </table:table-cell>
          <table:table-cell office:value-type="currency" office:currency="USD" office:value="775.044264785">
            <text:p>$775.0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0798.698385">
            <text:p>$210,798.7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79.125896793">
            <text:p>$579.13</text:p>
          </table:table-cell>
          <table:table-cell office:value-type="currency" office:currency="USD" office:value="772.928560745">
            <text:p>$772.9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0219.572488">
            <text:p>$210,219.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81.249358415">
            <text:p>$581.25</text:p>
          </table:table-cell>
          <table:table-cell office:value-type="currency" office:currency="USD" office:value="770.805099123">
            <text:p>$770.8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9638.32313">
            <text:p>$209,638.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83.380606063">
            <text:p>$583.38</text:p>
          </table:table-cell>
          <table:table-cell office:value-type="currency" office:currency="USD" office:value="768.673851476">
            <text:p>$768.6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9054.942524">
            <text:p>$209,054.9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85.519668285">
            <text:p>$585.52</text:p>
          </table:table-cell>
          <table:table-cell office:value-type="currency" office:currency="USD" office:value="766.534789254">
            <text:p>$766.5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8469.422855">
            <text:p>$208,469.4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87.666573735">
            <text:p>$587.67</text:p>
          </table:table-cell>
          <table:table-cell office:value-type="currency" office:currency="USD" office:value="764.387883803">
            <text:p>$764.3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7881.756282">
            <text:p>$207,881.7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89.821351172">
            <text:p>$589.82</text:p>
          </table:table-cell>
          <table:table-cell office:value-type="currency" office:currency="USD" office:value="762.233106366">
            <text:p>$762.2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7291.934931">
            <text:p>$207,291.9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91.98402946">
            <text:p>$591.98</text:p>
          </table:table-cell>
          <table:table-cell office:value-type="currency" office:currency="USD" office:value="760.070428079">
            <text:p>$760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6699.950901">
            <text:p>$206,699.9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94.154637568">
            <text:p>$594.15</text:p>
          </table:table-cell>
          <table:table-cell office:value-type="currency" office:currency="USD" office:value="757.899819971">
            <text:p>$757.9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6105.796264">
            <text:p>$206,105.8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96.333204572">
            <text:p>$596.33</text:p>
          </table:table-cell>
          <table:table-cell office:value-type="currency" office:currency="USD" office:value="755.721252966">
            <text:p>$755.7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5509.463059">
            <text:p>$205,509.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598.519759656">
            <text:p>$598.52</text:p>
          </table:table-cell>
          <table:table-cell office:value-type="currency" office:currency="USD" office:value="753.534697883">
            <text:p>$753.5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4910.943299">
            <text:p>$204,910.9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00.714332108">
            <text:p>$600.71</text:p>
          </table:table-cell>
          <table:table-cell office:value-type="currency" office:currency="USD" office:value="751.340125431">
            <text:p>$751.3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4310.228967">
            <text:p>$204,310.2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02.916951325">
            <text:p>$602.92</text:p>
          </table:table-cell>
          <table:table-cell office:value-type="currency" office:currency="USD" office:value="749.137506213">
            <text:p>$749.1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3707.312016">
            <text:p>$203,707.3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05.127646814">
            <text:p>$605.13</text:p>
          </table:table-cell>
          <table:table-cell office:value-type="currency" office:currency="USD" office:value="746.926810725">
            <text:p>$746.9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3102.184369">
            <text:p>$203,102.1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07.346448185">
            <text:p>$607.35</text:p>
          </table:table-cell>
          <table:table-cell office:value-type="currency" office:currency="USD" office:value="744.708009353">
            <text:p>$744.7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2494.837921">
            <text:p>$202,494.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09.573385162">
            <text:p>$609.57</text:p>
          </table:table-cell>
          <table:table-cell office:value-type="currency" office:currency="USD" office:value="742.481072377">
            <text:p>$742.4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1885.264536">
            <text:p>$201,885.2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11.808487574">
            <text:p>$611.81</text:p>
          </table:table-cell>
          <table:table-cell office:value-type="currency" office:currency="USD" office:value="740.245969964">
            <text:p>$740.2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1273.456048">
            <text:p>$201,273.4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14.051785362">
            <text:p>$614.05</text:p>
          </table:table-cell>
          <table:table-cell office:value-type="currency" office:currency="USD" office:value="738.002672176">
            <text:p>$738.0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0659.404263">
            <text:p>$200,659.4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16.303308575">
            <text:p>$616.30</text:p>
          </table:table-cell>
          <table:table-cell office:value-type="currency" office:currency="USD" office:value="735.751148963">
            <text:p>$735.7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0043.100954">
            <text:p>$200,043.1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18.563087373">
            <text:p>$618.56</text:p>
          </table:table-cell>
          <table:table-cell office:value-type="currency" office:currency="USD" office:value="733.491370165">
            <text:p>$733.4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9424.537867">
            <text:p>$199,424.5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20.831152027">
            <text:p>$620.83</text:p>
          </table:table-cell>
          <table:table-cell office:value-type="currency" office:currency="USD" office:value="731.223305512">
            <text:p>$731.2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8803.706715">
            <text:p>$198,803.7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23.107532918">
            <text:p>$623.11</text:p>
          </table:table-cell>
          <table:table-cell office:value-type="currency" office:currency="USD" office:value="728.946924621">
            <text:p>$728.9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8180.599182">
            <text:p>$198,180.6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25.392260538">
            <text:p>$625.39</text:p>
          </table:table-cell>
          <table:table-cell office:value-type="currency" office:currency="USD" office:value="726.662197">
            <text:p>$726.6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7555.206921">
            <text:p>$197,555.2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27.685365494">
            <text:p>$627.69</text:p>
          </table:table-cell>
          <table:table-cell office:value-type="currency" office:currency="USD" office:value="724.369092045">
            <text:p>$724.3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6927.521556">
            <text:p>$196,927.5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29.9868785">
            <text:p>$629.99</text:p>
          </table:table-cell>
          <table:table-cell office:value-type="currency" office:currency="USD" office:value="722.067579038">
            <text:p>$722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6297.534677">
            <text:p>$196,297.5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32.296830388">
            <text:p>$632.30</text:p>
          </table:table-cell>
          <table:table-cell office:value-type="currency" office:currency="USD" office:value="719.75762715">
            <text:p>$719.7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5665.237847">
            <text:p>$195,665.2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34.6152521">
            <text:p>$634.62</text:p>
          </table:table-cell>
          <table:table-cell office:value-type="currency" office:currency="USD" office:value="717.439205439">
            <text:p>$717.4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5030.622595">
            <text:p>$195,030.6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36.942174691">
            <text:p>$636.94</text:p>
          </table:table-cell>
          <table:table-cell office:value-type="currency" office:currency="USD" office:value="715.112282848">
            <text:p>$715.1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4393.68042">
            <text:p>$194,393.6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39.277629331">
            <text:p>$639.28</text:p>
          </table:table-cell>
          <table:table-cell office:value-type="currency" office:currency="USD" office:value="712.776828207">
            <text:p>$712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3754.402791">
            <text:p>$193,754.4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41.621647305">
            <text:p>$641.62</text:p>
          </table:table-cell>
          <table:table-cell office:value-type="currency" office:currency="USD" office:value="710.432810233">
            <text:p>$710.4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3112.781144">
            <text:p>$193,112.7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43.974260012">
            <text:p>$643.97</text:p>
          </table:table-cell>
          <table:table-cell office:value-type="currency" office:currency="USD" office:value="708.080197526">
            <text:p>$708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2468.806884">
            <text:p>$192,468.8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46.335498966">
            <text:p>$646.34</text:p>
          </table:table-cell>
          <table:table-cell office:value-type="currency" office:currency="USD" office:value="705.718958573">
            <text:p>$705.7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1822.471385">
            <text:p>$191,822.4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48.705395795">
            <text:p>$648.71</text:p>
          </table:table-cell>
          <table:table-cell office:value-type="currency" office:currency="USD" office:value="703.349061743">
            <text:p>$703.3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1173.765989">
            <text:p>$191,173.7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51.083982246">
            <text:p>$651.08</text:p>
          </table:table-cell>
          <table:table-cell office:value-type="currency" office:currency="USD" office:value="700.970475292">
            <text:p>$700.9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0522.682007">
            <text:p>$190,522.6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53.471290181">
            <text:p>$653.47</text:p>
          </table:table-cell>
          <table:table-cell office:value-type="currency" office:currency="USD" office:value="698.583167357">
            <text:p>$698.5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9869.210716">
            <text:p>$189,869.2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55.867351579">
            <text:p>$655.87</text:p>
          </table:table-cell>
          <table:table-cell office:value-type="currency" office:currency="USD" office:value="696.18710596">
            <text:p>$696.1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9213.343365">
            <text:p>$189,213.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58.272198534">
            <text:p>$658.27</text:p>
          </table:table-cell>
          <table:table-cell office:value-type="currency" office:currency="USD" office:value="693.782259004">
            <text:p>$693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8555.071166">
            <text:p>$188,555.0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60.685863262">
            <text:p>$660.69</text:p>
          </table:table-cell>
          <table:table-cell office:value-type="currency" office:currency="USD" office:value="691.368594276">
            <text:p>$691.3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7894.385303">
            <text:p>$187,894.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63.108378094">
            <text:p>$663.11</text:p>
          </table:table-cell>
          <table:table-cell office:value-type="currency" office:currency="USD" office:value="688.946079444">
            <text:p>$688.9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7231.276925">
            <text:p>$187,231.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65.539775481">
            <text:p>$665.54</text:p>
          </table:table-cell>
          <table:table-cell office:value-type="currency" office:currency="USD" office:value="686.514682058">
            <text:p>$686.5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6565.737149">
            <text:p>$186,565.7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67.980087991">
            <text:p>$667.98</text:p>
          </table:table-cell>
          <table:table-cell office:value-type="currency" office:currency="USD" office:value="684.074369548">
            <text:p>$684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5897.757061">
            <text:p>$185,897.7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70.429348313">
            <text:p>$670.43</text:p>
          </table:table-cell>
          <table:table-cell office:value-type="currency" office:currency="USD" office:value="681.625109225">
            <text:p>$681.6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5227.327713">
            <text:p>$185,227.3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72.887589257">
            <text:p>$672.89</text:p>
          </table:table-cell>
          <table:table-cell office:value-type="currency" office:currency="USD" office:value="679.166868281">
            <text:p>$679.1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4554.440124">
            <text:p>$184,554.4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75.354843751">
            <text:p>$675.35</text:p>
          </table:table-cell>
          <table:table-cell office:value-type="currency" office:currency="USD" office:value="676.699613787">
            <text:p>$676.7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3879.08528">
            <text:p>$183,879.0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77.831144845">
            <text:p>$677.83</text:p>
          </table:table-cell>
          <table:table-cell office:value-type="currency" office:currency="USD" office:value="674.223312694">
            <text:p>$674.2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3201.254135">
            <text:p>$183,201.2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80.316525709">
            <text:p>$680.32</text:p>
          </table:table-cell>
          <table:table-cell office:value-type="currency" office:currency="USD" office:value="671.737931829">
            <text:p>$671.7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2520.93761">
            <text:p>$182,520.9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82.811019637">
            <text:p>$682.81</text:p>
          </table:table-cell>
          <table:table-cell office:value-type="currency" office:currency="USD" office:value="669.243437902">
            <text:p>$669.2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1838.12659">
            <text:p>$181,838.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85.314660042">
            <text:p>$685.31</text:p>
          </table:table-cell>
          <table:table-cell office:value-type="currency" office:currency="USD" office:value="666.739797496">
            <text:p>$666.7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1152.81193">
            <text:p>$181,152.8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87.827480462">
            <text:p>$687.83</text:p>
          </table:table-cell>
          <table:table-cell office:value-type="currency" office:currency="USD" office:value="664.226977076">
            <text:p>$664.2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80464.984449">
            <text:p>$180,464.9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90.349514558">
            <text:p>$690.35</text:p>
          </table:table-cell>
          <table:table-cell office:value-type="currency" office:currency="USD" office:value="661.704942981">
            <text:p>$661.7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9774.634935">
            <text:p>$179,774.6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92.880796111">
            <text:p>$692.88</text:p>
          </table:table-cell>
          <table:table-cell office:value-type="currency" office:currency="USD" office:value="659.173661428">
            <text:p>$659.1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9081.754139">
            <text:p>$179,081.7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95.42135903">
            <text:p>$695.42</text:p>
          </table:table-cell>
          <table:table-cell office:value-type="currency" office:currency="USD" office:value="656.633098509">
            <text:p>$656.6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8386.33278">
            <text:p>$178,386.3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697.971237346">
            <text:p>$697.97</text:p>
          </table:table-cell>
          <table:table-cell office:value-type="currency" office:currency="USD" office:value="654.083220192">
            <text:p>$654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7688.361542">
            <text:p>$177,688.3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00.530465217">
            <text:p>$700.53</text:p>
          </table:table-cell>
          <table:table-cell office:value-type="currency" office:currency="USD" office:value="651.523992322">
            <text:p>$651.5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6987.831077">
            <text:p>$176,987.8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03.099076922">
            <text:p>$703.10</text:p>
          </table:table-cell>
          <table:table-cell office:value-type="currency" office:currency="USD" office:value="648.955380616">
            <text:p>$648.9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6284.732">
            <text:p>$176,284.7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05.677106871">
            <text:p>$705.68</text:p>
          </table:table-cell>
          <table:table-cell office:value-type="currency" office:currency="USD" office:value="646.377350667">
            <text:p>$646.3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5579.054893">
            <text:p>$175,579.0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08.264589596">
            <text:p>$708.26</text:p>
          </table:table-cell>
          <table:table-cell office:value-type="currency" office:currency="USD" office:value="643.789867942">
            <text:p>$643.7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4870.790304">
            <text:p>$174,870.7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10.861559758">
            <text:p>$710.86</text:p>
          </table:table-cell>
          <table:table-cell office:value-type="currency" office:currency="USD" office:value="641.19289778">
            <text:p>$641.1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4159.928744">
            <text:p>$174,159.9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13.468052144">
            <text:p>$713.47</text:p>
          </table:table-cell>
          <table:table-cell office:value-type="currency" office:currency="USD" office:value="638.586405395">
            <text:p>$638.5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3446.460692">
            <text:p>$173,446.4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16.084101669">
            <text:p>$716.08</text:p>
          </table:table-cell>
          <table:table-cell office:value-type="currency" office:currency="USD" office:value="635.97035587">
            <text:p>$635.9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2730.37659">
            <text:p>$172,730.3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18.709743375">
            <text:p>$718.71</text:p>
          </table:table-cell>
          <table:table-cell office:value-type="currency" office:currency="USD" office:value="633.344714164">
            <text:p>$633.3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2011.666847">
            <text:p>$172,011.6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21.345012434">
            <text:p>$721.35</text:p>
          </table:table-cell>
          <table:table-cell office:value-type="currency" office:currency="USD" office:value="630.709445105">
            <text:p>$630.7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1290.321834">
            <text:p>$171,290.3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23.989944146">
            <text:p>$723.99</text:p>
          </table:table-cell>
          <table:table-cell office:value-type="currency" office:currency="USD" office:value="628.064513393">
            <text:p>$628.0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0566.33189">
            <text:p>$170,566.3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26.644573941">
            <text:p>$726.64</text:p>
          </table:table-cell>
          <table:table-cell office:value-type="currency" office:currency="USD" office:value="625.409883597">
            <text:p>$625.4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9839.687316">
            <text:p>$169,839.6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29.308937379">
            <text:p>$729.31</text:p>
          </table:table-cell>
          <table:table-cell office:value-type="currency" office:currency="USD" office:value="622.74552016">
            <text:p>$622.7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9110.378379">
            <text:p>$169,110.3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31.983070149">
            <text:p>$731.98</text:p>
          </table:table-cell>
          <table:table-cell office:value-type="currency" office:currency="USD" office:value="620.071387389">
            <text:p>$620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8378.395309">
            <text:p>$168,378.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34.667008073">
            <text:p>$734.67</text:p>
          </table:table-cell>
          <table:table-cell office:value-type="currency" office:currency="USD" office:value="617.387449465">
            <text:p>$617.3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7643.728301">
            <text:p>$167,643.7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37.360787103">
            <text:p>$737.36</text:p>
          </table:table-cell>
          <table:table-cell office:value-type="currency" office:currency="USD" office:value="614.693670436">
            <text:p>$614.6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6906.367514">
            <text:p>$166,906.3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40.064443322">
            <text:p>$740.06</text:p>
          </table:table-cell>
          <table:table-cell office:value-type="currency" office:currency="USD" office:value="611.990014216">
            <text:p>$611.9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6166.30307">
            <text:p>$166,166.3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42.778012948">
            <text:p>$742.78</text:p>
          </table:table-cell>
          <table:table-cell office:value-type="currency" office:currency="USD" office:value="609.276444591">
            <text:p>$609.2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5423.525057">
            <text:p>$165,423.5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45.501532329">
            <text:p>$745.50</text:p>
          </table:table-cell>
          <table:table-cell office:value-type="currency" office:currency="USD" office:value="606.55292521">
            <text:p>$606.5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4678.023525">
            <text:p>$164,678.0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48.235037947">
            <text:p>$748.24</text:p>
          </table:table-cell>
          <table:table-cell office:value-type="currency" office:currency="USD" office:value="603.819419591">
            <text:p>$603.8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3929.788487">
            <text:p>$163,929.7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50.97856642">
            <text:p>$750.98</text:p>
          </table:table-cell>
          <table:table-cell office:value-type="currency" office:currency="USD" office:value="601.075891119">
            <text:p>$601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3178.809921">
            <text:p>$163,178.8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53.732154496">
            <text:p>$753.73</text:p>
          </table:table-cell>
          <table:table-cell office:value-type="currency" office:currency="USD" office:value="598.322303042">
            <text:p>$598.3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2425.077766">
            <text:p>$162,425.0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56.495839063">
            <text:p>$756.50</text:p>
          </table:table-cell>
          <table:table-cell office:value-type="currency" office:currency="USD" office:value="595.558618476">
            <text:p>$595.5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1668.581927">
            <text:p>$161,668.5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59.269657139">
            <text:p>$759.27</text:p>
          </table:table-cell>
          <table:table-cell office:value-type="currency" office:currency="USD" office:value="592.784800399">
            <text:p>$592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0909.31227">
            <text:p>$160,909.3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62.053645882">
            <text:p>$762.05</text:p>
          </table:table-cell>
          <table:table-cell office:value-type="currency" office:currency="USD" office:value="590.000811656">
            <text:p>$590.0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0147.258624">
            <text:p>$160,147.2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64.847842584">
            <text:p>$764.85</text:p>
          </table:table-cell>
          <table:table-cell office:value-type="currency" office:currency="USD" office:value="587.206614955">
            <text:p>$587.2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9382.410781">
            <text:p>$159,382.4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67.652284673">
            <text:p>$767.65</text:p>
          </table:table-cell>
          <table:table-cell office:value-type="currency" office:currency="USD" office:value="584.402172865">
            <text:p>$584.4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8614.758497">
            <text:p>$158,614.7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70.467009717">
            <text:p>$770.47</text:p>
          </table:table-cell>
          <table:table-cell office:value-type="currency" office:currency="USD" office:value="581.587447821">
            <text:p>$581.5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7844.291487">
            <text:p>$157,844.2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73.292055419">
            <text:p>$773.29</text:p>
          </table:table-cell>
          <table:table-cell office:value-type="currency" office:currency="USD" office:value="578.762402119">
            <text:p>$578.7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7070.999432">
            <text:p>$157,071.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76.127459623">
            <text:p>$776.13</text:p>
          </table:table-cell>
          <table:table-cell office:value-type="currency" office:currency="USD" office:value="575.926997916">
            <text:p>$575.9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6294.871972">
            <text:p>$156,294.8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78.973260308">
            <text:p>$778.97</text:p>
          </table:table-cell>
          <table:table-cell office:value-type="currency" office:currency="USD" office:value="573.081197231">
            <text:p>$573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5515.898712">
            <text:p>$155,515.9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81.829495596">
            <text:p>$781.83</text:p>
          </table:table-cell>
          <table:table-cell office:value-type="currency" office:currency="USD" office:value="570.224961943">
            <text:p>$570.2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4734.069216">
            <text:p>$154,734.0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84.696203746">
            <text:p>$784.70</text:p>
          </table:table-cell>
          <table:table-cell office:value-type="currency" office:currency="USD" office:value="567.358253792">
            <text:p>$567.3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3949.373012">
            <text:p>$153,949.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87.57342316">
            <text:p>$787.57</text:p>
          </table:table-cell>
          <table:table-cell office:value-type="currency" office:currency="USD" office:value="564.481034379">
            <text:p>$564.4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3161.799589">
            <text:p>$153,161.8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90.461192378">
            <text:p>$790.46</text:p>
          </table:table-cell>
          <table:table-cell office:value-type="currency" office:currency="USD" office:value="561.59326516">
            <text:p>$561.5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2371.338397">
            <text:p>$152,371.3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93.359550084">
            <text:p>$793.36</text:p>
          </table:table-cell>
          <table:table-cell office:value-type="currency" office:currency="USD" office:value="558.694907455">
            <text:p>$558.6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1577.978847">
            <text:p>$151,577.9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96.268535101">
            <text:p>$796.27</text:p>
          </table:table-cell>
          <table:table-cell office:value-type="currency" office:currency="USD" office:value="555.785922438">
            <text:p>$555.7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0781.710312">
            <text:p>$150,781.7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799.188186396">
            <text:p>$799.19</text:p>
          </table:table-cell>
          <table:table-cell office:value-type="currency" office:currency="USD" office:value="552.866271143">
            <text:p>$552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9982.522125">
            <text:p>$149,982.5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02.118543079">
            <text:p>$802.12</text:p>
          </table:table-cell>
          <table:table-cell office:value-type="currency" office:currency="USD" office:value="549.935914459">
            <text:p>$549.9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9180.403582">
            <text:p>$149,180.4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05.059644404">
            <text:p>$805.06</text:p>
          </table:table-cell>
          <table:table-cell office:value-type="currency" office:currency="USD" office:value="546.994813135">
            <text:p>$546.9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8375.343938">
            <text:p>$148,375.3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08.011529767">
            <text:p>$808.01</text:p>
          </table:table-cell>
          <table:table-cell office:value-type="currency" office:currency="USD" office:value="544.042927772">
            <text:p>$544.0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7567.332408">
            <text:p>$147,567.3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10.974238709">
            <text:p>$810.97</text:p>
          </table:table-cell>
          <table:table-cell office:value-type="currency" office:currency="USD" office:value="541.080218829">
            <text:p>$541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6756.358169">
            <text:p>$146,756.3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13.947810918">
            <text:p>$813.95</text:p>
          </table:table-cell>
          <table:table-cell office:value-type="currency" office:currency="USD" office:value="538.106646621">
            <text:p>$538.1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5942.410358">
            <text:p>$145,942.4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16.932286225">
            <text:p>$816.93</text:p>
          </table:table-cell>
          <table:table-cell office:value-type="currency" office:currency="USD" office:value="535.122171314">
            <text:p>$535.1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5125.478072">
            <text:p>$145,125.4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19.927704607">
            <text:p>$819.93</text:p>
          </table:table-cell>
          <table:table-cell office:value-type="currency" office:currency="USD" office:value="532.126752931">
            <text:p>$532.1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4305.550368">
            <text:p>$144,305.5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22.934106191">
            <text:p>$822.93</text:p>
          </table:table-cell>
          <table:table-cell office:value-type="currency" office:currency="USD" office:value="529.120351348">
            <text:p>$529.1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3482.616261">
            <text:p>$143,482.6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25.951531247">
            <text:p>$825.95</text:p>
          </table:table-cell>
          <table:table-cell office:value-type="currency" office:currency="USD" office:value="526.102926291">
            <text:p>$526.1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2656.66473">
            <text:p>$142,656.6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28.980020195">
            <text:p>$828.98</text:p>
          </table:table-cell>
          <table:table-cell office:value-type="currency" office:currency="USD" office:value="523.074437344">
            <text:p>$523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1827.68471">
            <text:p>$141,827.6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32.019613602">
            <text:p>$832.02</text:p>
          </table:table-cell>
          <table:table-cell office:value-type="currency" office:currency="USD" office:value="520.034843936">
            <text:p>$520.0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0995.665096">
            <text:p>$140,995.6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35.070352186">
            <text:p>$835.07</text:p>
          </table:table-cell>
          <table:table-cell office:value-type="currency" office:currency="USD" office:value="516.984105353">
            <text:p>$516.9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0160.594744">
            <text:p>$140,160.5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38.13227681">
            <text:p>$838.13</text:p>
          </table:table-cell>
          <table:table-cell office:value-type="currency" office:currency="USD" office:value="513.922180728">
            <text:p>$513.9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9322.462467">
            <text:p>$139,322.4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41.205428492">
            <text:p>$841.21</text:p>
          </table:table-cell>
          <table:table-cell office:value-type="currency" office:currency="USD" office:value="510.849029047">
            <text:p>$510.8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8481.257039">
            <text:p>$138,481.2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44.289848396">
            <text:p>$844.29</text:p>
          </table:table-cell>
          <table:table-cell office:value-type="currency" office:currency="USD" office:value="507.764609142">
            <text:p>$507.7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7636.96719">
            <text:p>$137,636.9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47.38557784">
            <text:p>$847.39</text:p>
          </table:table-cell>
          <table:table-cell office:value-type="currency" office:currency="USD" office:value="504.668879698">
            <text:p>$504.6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6789.581613">
            <text:p>$136,789.5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50.492658293">
            <text:p>$850.49</text:p>
          </table:table-cell>
          <table:table-cell office:value-type="currency" office:currency="USD" office:value="501.561799246">
            <text:p>$501.5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5939.088954">
            <text:p>$135,939.0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53.611131373">
            <text:p>$853.61</text:p>
          </table:table-cell>
          <table:table-cell office:value-type="currency" office:currency="USD" office:value="498.443326166">
            <text:p>$498.4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5085.477823">
            <text:p>$135,085.4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56.741038855">
            <text:p>$856.74</text:p>
          </table:table-cell>
          <table:table-cell office:value-type="currency" office:currency="USD" office:value="495.313418684">
            <text:p>$495.3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4228.736784">
            <text:p>$134,228.7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59.882422664">
            <text:p>$859.88</text:p>
          </table:table-cell>
          <table:table-cell office:value-type="currency" office:currency="USD" office:value="492.172034875">
            <text:p>$492.1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3368.854361">
            <text:p>$133,368.8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63.03532488">
            <text:p>$863.04</text:p>
          </table:table-cell>
          <table:table-cell office:value-type="currency" office:currency="USD" office:value="489.019132658">
            <text:p>$489.0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2505.819036">
            <text:p>$132,505.8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66.199787738">
            <text:p>$866.20</text:p>
          </table:table-cell>
          <table:table-cell office:value-type="currency" office:currency="USD" office:value="485.8546698">
            <text:p>$485.8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1639.619249">
            <text:p>$131,639.6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69.375853626">
            <text:p>$869.38</text:p>
          </table:table-cell>
          <table:table-cell office:value-type="currency" office:currency="USD" office:value="482.678603912">
            <text:p>$482.6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30770.243395">
            <text:p>$130,770.2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72.56356509">
            <text:p>$872.56</text:p>
          </table:table-cell>
          <table:table-cell office:value-type="currency" office:currency="USD" office:value="479.490892449">
            <text:p>$479.4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9897.67983">
            <text:p>$129,897.6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75.762964828">
            <text:p>$875.76</text:p>
          </table:table-cell>
          <table:table-cell office:value-type="currency" office:currency="USD" office:value="476.29149271">
            <text:p>$476.2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9021.916865">
            <text:p>$129,021.9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78.974095699">
            <text:p>$878.97</text:p>
          </table:table-cell>
          <table:table-cell office:value-type="currency" office:currency="USD" office:value="473.080361839">
            <text:p>$473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8142.94277">
            <text:p>$128,142.9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82.197000717">
            <text:p>$882.20</text:p>
          </table:table-cell>
          <table:table-cell office:value-type="currency" office:currency="USD" office:value="469.857456822">
            <text:p>$469.8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7260.745769">
            <text:p>$127,260.7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85.431723053">
            <text:p>$885.43</text:p>
          </table:table-cell>
          <table:table-cell office:value-type="currency" office:currency="USD" office:value="466.622734486">
            <text:p>$466.6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6375.314046">
            <text:p>$126,375.3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88.678306038">
            <text:p>$888.68</text:p>
          </table:table-cell>
          <table:table-cell office:value-type="currency" office:currency="USD" office:value="463.376151501">
            <text:p>$463.3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5486.63574">
            <text:p>$125,486.6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91.93679316">
            <text:p>$891.94</text:p>
          </table:table-cell>
          <table:table-cell office:value-type="currency" office:currency="USD" office:value="460.117664379">
            <text:p>$460.1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4594.698947">
            <text:p>$124,594.7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95.207228068">
            <text:p>$895.21</text:p>
          </table:table-cell>
          <table:table-cell office:value-type="currency" office:currency="USD" office:value="456.847229471">
            <text:p>$456.8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3699.491718">
            <text:p>$123,699.4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898.489654571">
            <text:p>$898.49</text:p>
          </table:table-cell>
          <table:table-cell office:value-type="currency" office:currency="USD" office:value="453.564802968">
            <text:p>$453.5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2801.002064">
            <text:p>$122,801.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01.784116638">
            <text:p>$901.78</text:p>
          </table:table-cell>
          <table:table-cell office:value-type="currency" office:currency="USD" office:value="450.270340901">
            <text:p>$450.2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1899.217947">
            <text:p>$121,899.2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05.090658399">
            <text:p>$905.09</text:p>
          </table:table-cell>
          <table:table-cell office:value-type="currency" office:currency="USD" office:value="446.96379914">
            <text:p>$446.9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0994.127289">
            <text:p>$120,994.1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08.409324146">
            <text:p>$908.41</text:p>
          </table:table-cell>
          <table:table-cell office:value-type="currency" office:currency="USD" office:value="443.645133392">
            <text:p>$443.6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0085.717965">
            <text:p>$120,085.7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11.740158335">
            <text:p>$911.74</text:p>
          </table:table-cell>
          <table:table-cell office:value-type="currency" office:currency="USD" office:value="440.314299204">
            <text:p>$440.3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9173.977806">
            <text:p>$119,173.9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15.083205582">
            <text:p>$915.08</text:p>
          </table:table-cell>
          <table:table-cell office:value-type="currency" office:currency="USD" office:value="436.971251957">
            <text:p>$436.9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8258.894601">
            <text:p>$118,258.8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18.438510669">
            <text:p>$918.44</text:p>
          </table:table-cell>
          <table:table-cell office:value-type="currency" office:currency="USD" office:value="433.61594687">
            <text:p>$433.6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7340.45609">
            <text:p>$117,340.4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21.806118541">
            <text:p>$921.81</text:p>
          </table:table-cell>
          <table:table-cell office:value-type="currency" office:currency="USD" office:value="430.248338997">
            <text:p>$430.2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6418.649972">
            <text:p>$116,418.6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25.186074309">
            <text:p>$925.19</text:p>
          </table:table-cell>
          <table:table-cell office:value-type="currency" office:currency="USD" office:value="426.868383229">
            <text:p>$426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5493.463897">
            <text:p>$115,493.4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28.578423249">
            <text:p>$928.58</text:p>
          </table:table-cell>
          <table:table-cell office:value-type="currency" office:currency="USD" office:value="423.47603429">
            <text:p>$423.4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4564.885474">
            <text:p>$114,564.8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31.9832108">
            <text:p>$931.98</text:p>
          </table:table-cell>
          <table:table-cell office:value-type="currency" office:currency="USD" office:value="420.071246738">
            <text:p>$420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3632.902263">
            <text:p>$113,632.9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35.400482573">
            <text:p>$935.40</text:p>
          </table:table-cell>
          <table:table-cell office:value-type="currency" office:currency="USD" office:value="416.653974965">
            <text:p>$416.6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2697.501781">
            <text:p>$112,697.5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38.830284343">
            <text:p>$938.83</text:p>
          </table:table-cell>
          <table:table-cell office:value-type="currency" office:currency="USD" office:value="413.224173196">
            <text:p>$413.2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1758.671496">
            <text:p>$111,758.6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42.272662052">
            <text:p>$942.27</text:p>
          </table:table-cell>
          <table:table-cell office:value-type="currency" office:currency="USD" office:value="409.781795486">
            <text:p>$409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0816.398834">
            <text:p>$110,816.4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45.727661813">
            <text:p>$945.73</text:p>
          </table:table-cell>
          <table:table-cell office:value-type="currency" office:currency="USD" office:value="406.326795726">
            <text:p>$406.3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9870.671172">
            <text:p>$109,870.6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49.195329906">
            <text:p>$949.20</text:p>
          </table:table-cell>
          <table:table-cell office:value-type="currency" office:currency="USD" office:value="402.859127632">
            <text:p>$402.8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8921.475843">
            <text:p>$108,921.4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52.675712783">
            <text:p>$952.68</text:p>
          </table:table-cell>
          <table:table-cell office:value-type="currency" office:currency="USD" office:value="399.378744756">
            <text:p>$399.3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7968.80013">
            <text:p>$107,968.8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56.168857063">
            <text:p>$956.17</text:p>
          </table:table-cell>
          <table:table-cell office:value-type="currency" office:currency="USD" office:value="395.885600476">
            <text:p>$395.8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7012.631273">
            <text:p>$107,012.6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59.674809539">
            <text:p>$959.67</text:p>
          </table:table-cell>
          <table:table-cell office:value-type="currency" office:currency="USD" office:value="392.379648">
            <text:p>$392.3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6052.956463">
            <text:p>$106,052.9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63.193617174">
            <text:p>$963.19</text:p>
          </table:table-cell>
          <table:table-cell office:value-type="currency" office:currency="USD" office:value="388.860840365">
            <text:p>$388.8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5089.762846">
            <text:p>$105,089.7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66.725327103">
            <text:p>$966.73</text:p>
          </table:table-cell>
          <table:table-cell office:value-type="currency" office:currency="USD" office:value="385.329130435">
            <text:p>$385.3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4123.037519">
            <text:p>$104,123.0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70.269986636">
            <text:p>$970.27</text:p>
          </table:table-cell>
          <table:table-cell office:value-type="currency" office:currency="USD" office:value="381.784470903">
            <text:p>$381.7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3152.767532">
            <text:p>$103,152.7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73.827643254">
            <text:p>$973.83</text:p>
          </table:table-cell>
          <table:table-cell office:value-type="currency" office:currency="USD" office:value="378.226814285">
            <text:p>$378.2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2178.939889">
            <text:p>$102,178.9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77.398344612">
            <text:p>$977.40</text:p>
          </table:table-cell>
          <table:table-cell office:value-type="currency" office:currency="USD" office:value="374.656112926">
            <text:p>$374.6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1201.541544">
            <text:p>$101,201.5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80.982138542">
            <text:p>$980.98</text:p>
          </table:table-cell>
          <table:table-cell office:value-type="currency" office:currency="USD" office:value="371.072318996">
            <text:p>$371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0220.559406">
            <text:p>$100,220.5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84.57907305">
            <text:p>$984.58</text:p>
          </table:table-cell>
          <table:table-cell office:value-type="currency" office:currency="USD" office:value="367.475384488">
            <text:p>$367.4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9235.9803328">
            <text:p>$99,235.9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88.189196318">
            <text:p>$988.19</text:p>
          </table:table-cell>
          <table:table-cell office:value-type="currency" office:currency="USD" office:value="363.86526122">
            <text:p>$363.8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8247.7911365">
            <text:p>$98,247.7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91.812556705">
            <text:p>$991.81</text:p>
          </table:table-cell>
          <table:table-cell office:value-type="currency" office:currency="USD" office:value="360.241900834">
            <text:p>$360.2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7255.9785798">
            <text:p>$97,255.9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95.449202746">
            <text:p>$995.45</text:p>
          </table:table-cell>
          <table:table-cell office:value-type="currency" office:currency="USD" office:value="356.605254792">
            <text:p>$356.6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6260.529377">
            <text:p>$96,260.5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999.099183156">
            <text:p>$999.10</text:p>
          </table:table-cell>
          <table:table-cell office:value-type="currency" office:currency="USD" office:value="352.955274382">
            <text:p>$352.9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5261.4301939">
            <text:p>$95,261.4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02.76254683">
            <text:p>$1,002.76</text:p>
          </table:table-cell>
          <table:table-cell office:value-type="currency" office:currency="USD" office:value="349.291910711">
            <text:p>$349.2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4258.667647">
            <text:p>$94,258.6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06.43934283">
            <text:p>$1,006.44</text:p>
          </table:table-cell>
          <table:table-cell office:value-type="currency" office:currency="USD" office:value="345.615114706">
            <text:p>$345.6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3252.2283042">
            <text:p>$93,252.2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10.12962042">
            <text:p>$1,010.13</text:p>
          </table:table-cell>
          <table:table-cell office:value-type="currency" office:currency="USD" office:value="341.924837115">
            <text:p>$341.9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2242.0986838">
            <text:p>$92,242.1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13.83342903">
            <text:p>$1,013.83</text:p>
          </table:table-cell>
          <table:table-cell office:value-type="currency" office:currency="USD" office:value="338.221028507">
            <text:p>$338.2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1228.2652547">
            <text:p>$91,228.2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17.55081827">
            <text:p>$1,017.55</text:p>
          </table:table-cell>
          <table:table-cell office:value-type="currency" office:currency="USD" office:value="334.503639267">
            <text:p>$334.5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90210.7144365">
            <text:p>$90,210.7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21.28183794">
            <text:p>$1,021.28</text:p>
          </table:table-cell>
          <table:table-cell office:value-type="currency" office:currency="USD" office:value="330.7726196">
            <text:p>$330.7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9189.4325985">
            <text:p>$89,189.4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25.02653801">
            <text:p>$1,025.03</text:p>
          </table:table-cell>
          <table:table-cell office:value-type="currency" office:currency="USD" office:value="327.027919528">
            <text:p>$327.0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8164.4060605">
            <text:p>$88,164.4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28.78496865">
            <text:p>$1,028.78</text:p>
          </table:table-cell>
          <table:table-cell office:value-type="currency" office:currency="USD" office:value="323.269488889">
            <text:p>$323.2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7135.6210919">
            <text:p>$87,135.6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32.5571802">
            <text:p>$1,032.56</text:p>
          </table:table-cell>
          <table:table-cell office:value-type="currency" office:currency="USD" office:value="319.497277337">
            <text:p>$319.5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6103.0639117">
            <text:p>$86,103.0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36.3432232">
            <text:p>$1,036.34</text:p>
          </table:table-cell>
          <table:table-cell office:value-type="currency" office:currency="USD" office:value="315.711234343">
            <text:p>$315.7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5066.7206885">
            <text:p>$85,066.7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40.14314835">
            <text:p>$1,040.14</text:p>
          </table:table-cell>
          <table:table-cell office:value-type="currency" office:currency="USD" office:value="311.911309191">
            <text:p>$311.9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4026.5775401">
            <text:p>$84,026.5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43.95700656">
            <text:p>$1,043.96</text:p>
          </table:table-cell>
          <table:table-cell office:value-type="currency" office:currency="USD" office:value="308.09745098">
            <text:p>$308.1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2982.6205336">
            <text:p>$82,982.6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47.78484892">
            <text:p>$1,047.78</text:p>
          </table:table-cell>
          <table:table-cell office:value-type="currency" office:currency="USD" office:value="304.269608623">
            <text:p>$304.2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1934.8356847">
            <text:p>$81,934.8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51.62672669">
            <text:p>$1,051.63</text:p>
          </table:table-cell>
          <table:table-cell office:value-type="currency" office:currency="USD" office:value="300.427730844">
            <text:p>$300.4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0883.208958">
            <text:p>$80,883.2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55.48269136">
            <text:p>$1,055.48</text:p>
          </table:table-cell>
          <table:table-cell office:value-type="currency" office:currency="USD" office:value="296.571766179">
            <text:p>$296.5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9827.7262666">
            <text:p>$79,827.7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59.35279456">
            <text:p>$1,059.35</text:p>
          </table:table-cell>
          <table:table-cell office:value-type="currency" office:currency="USD" office:value="292.701662978">
            <text:p>$292.7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8768.373472">
            <text:p>$78,768.3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63.23708814">
            <text:p>$1,063.24</text:p>
          </table:table-cell>
          <table:table-cell office:value-type="currency" office:currency="USD" office:value="288.817369397">
            <text:p>$288.8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7705.1363839">
            <text:p>$77,705.1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67.13562413">
            <text:p>$1,067.14</text:p>
          </table:table-cell>
          <table:table-cell office:value-type="currency" office:currency="USD" office:value="284.918833408">
            <text:p>$284.9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6638.0007598">
            <text:p>$76,638.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71.04845475">
            <text:p>$1,071.05</text:p>
          </table:table-cell>
          <table:table-cell office:value-type="currency" office:currency="USD" office:value="281.006002786">
            <text:p>$281.0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5566.952305">
            <text:p>$75,566.9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74.97563242">
            <text:p>$1,074.98</text:p>
          </table:table-cell>
          <table:table-cell office:value-type="currency" office:currency="USD" office:value="277.078825118">
            <text:p>$277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4491.9766726">
            <text:p>$74,491.9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78.91720974">
            <text:p>$1,078.92</text:p>
          </table:table-cell>
          <table:table-cell office:value-type="currency" office:currency="USD" office:value="273.1372478">
            <text:p>$273.1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3413.0594629">
            <text:p>$73,413.0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82.87323951">
            <text:p>$1,082.87</text:p>
          </table:table-cell>
          <table:table-cell office:value-type="currency" office:currency="USD" office:value="269.18121803">
            <text:p>$269.1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2330.1862233">
            <text:p>$72,330.1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86.84377472">
            <text:p>$1,086.84</text:p>
          </table:table-cell>
          <table:table-cell office:value-type="currency" office:currency="USD" office:value="265.210682819">
            <text:p>$265.2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1243.3424486">
            <text:p>$71,243.3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90.82886856">
            <text:p>$1,090.83</text:p>
          </table:table-cell>
          <table:table-cell office:value-type="currency" office:currency="USD" office:value="261.225588978">
            <text:p>$261.2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0152.5135801">
            <text:p>$70,152.5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94.82857441">
            <text:p>$1,094.83</text:p>
          </table:table-cell>
          <table:table-cell office:value-type="currency" office:currency="USD" office:value="257.225883127">
            <text:p>$257.2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9057.6850057">
            <text:p>$69,057.6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098.84294585">
            <text:p>$1,098.84</text:p>
          </table:table-cell>
          <table:table-cell office:value-type="currency" office:currency="USD" office:value="253.211511687">
            <text:p>$253.2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7958.8420598">
            <text:p>$67,958.8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02.87203665">
            <text:p>$1,102.87</text:p>
          </table:table-cell>
          <table:table-cell office:value-type="currency" office:currency="USD" office:value="249.182420886">
            <text:p>$249.1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6855.9700232">
            <text:p>$66,855.9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06.91590079">
            <text:p>$1,106.92</text:p>
          </table:table-cell>
          <table:table-cell office:value-type="currency" office:currency="USD" office:value="245.138556752">
            <text:p>$245.1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5749.0541224">
            <text:p>$65,749.0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10.97459242">
            <text:p>$1,110.97</text:p>
          </table:table-cell>
          <table:table-cell office:value-type="currency" office:currency="USD" office:value="241.079865115">
            <text:p>$241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4638.0795299">
            <text:p>$64,638.0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15.04816593">
            <text:p>$1,115.05</text:p>
          </table:table-cell>
          <table:table-cell office:value-type="currency" office:currency="USD" office:value="237.00629161">
            <text:p>$237.0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3523.031364">
            <text:p>$63,523.0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19.13667587">
            <text:p>$1,119.14</text:p>
          </table:table-cell>
          <table:table-cell office:value-type="currency" office:currency="USD" office:value="232.917781668">
            <text:p>$232.9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2403.8946881">
            <text:p>$62,403.8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23.24017702">
            <text:p>$1,123.24</text:p>
          </table:table-cell>
          <table:table-cell office:value-type="currency" office:currency="USD" office:value="228.814280523">
            <text:p>$228.8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1280.6545111">
            <text:p>$61,280.6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27.35872433">
            <text:p>$1,127.36</text:p>
          </table:table-cell>
          <table:table-cell office:value-type="currency" office:currency="USD" office:value="224.695733207">
            <text:p>$224.7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0153.2957868">
            <text:p>$60,153.3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31.49237299">
            <text:p>$1,131.49</text:p>
          </table:table-cell>
          <table:table-cell office:value-type="currency" office:currency="USD" office:value="220.562084552">
            <text:p>$220.5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9021.8034138">
            <text:p>$59,021.8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35.64117835">
            <text:p>$1,135.64</text:p>
          </table:table-cell>
          <table:table-cell office:value-type="currency" office:currency="USD" office:value="216.413279184">
            <text:p>$216.4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7886.1622355">
            <text:p>$57,886.1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39.80519601">
            <text:p>$1,139.81</text:p>
          </table:table-cell>
          <table:table-cell office:value-type="currency" office:currency="USD" office:value="212.24926153">
            <text:p>$212.2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6746.3570394">
            <text:p>$56,746.3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43.98448173">
            <text:p>$1,143.98</text:p>
          </table:table-cell>
          <table:table-cell office:value-type="currency" office:currency="USD" office:value="208.069975811">
            <text:p>$208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5602.3725577">
            <text:p>$55,602.3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48.17909149">
            <text:p>$1,148.18</text:p>
          </table:table-cell>
          <table:table-cell office:value-type="currency" office:currency="USD" office:value="203.875366045">
            <text:p>$203.8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4454.1934662">
            <text:p>$54,454.1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52.3890815">
            <text:p>$1,152.39</text:p>
          </table:table-cell>
          <table:table-cell office:value-type="currency" office:currency="USD" office:value="199.665376043">
            <text:p>$199.6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3301.8043847">
            <text:p>$53,301.8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56.61450813">
            <text:p>$1,156.61</text:p>
          </table:table-cell>
          <table:table-cell office:value-type="currency" office:currency="USD" office:value="195.439949411">
            <text:p>$195.4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2145.1898766">
            <text:p>$52,145.1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60.85542799">
            <text:p>$1,160.86</text:p>
          </table:table-cell>
          <table:table-cell office:value-type="currency" office:currency="USD" office:value="191.199029548">
            <text:p>$191.2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0984.3344486">
            <text:p>$50,984.3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65.11189789">
            <text:p>$1,165.11</text:p>
          </table:table-cell>
          <table:table-cell office:value-type="currency" office:currency="USD" office:value="186.942559645">
            <text:p>$186.9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9819.2225507">
            <text:p>$49,819.2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69.38397485">
            <text:p>$1,169.38</text:p>
          </table:table-cell>
          <table:table-cell office:value-type="currency" office:currency="USD" office:value="182.670482686">
            <text:p>$182.6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8649.8385759">
            <text:p>$48,649.8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73.67171609">
            <text:p>$1,173.67</text:p>
          </table:table-cell>
          <table:table-cell office:value-type="currency" office:currency="USD" office:value="178.382741445">
            <text:p>$178.3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7476.1668598">
            <text:p>$47,476.1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77.97517905">
            <text:p>$1,177.98</text:p>
          </table:table-cell>
          <table:table-cell office:value-type="currency" office:currency="USD" office:value="174.079278486">
            <text:p>$174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6298.1916807">
            <text:p>$46,298.1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82.29442138">
            <text:p>$1,182.29</text:p>
          </table:table-cell>
          <table:table-cell office:value-type="currency" office:currency="USD" office:value="169.760036163">
            <text:p>$169.7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5115.8972593">
            <text:p>$45,115.9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86.62950092">
            <text:p>$1,186.63</text:p>
          </table:table-cell>
          <table:table-cell office:value-type="currency" office:currency="USD" office:value="165.424956618">
            <text:p>$165.4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3929.2677584">
            <text:p>$43,929.2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90.98047576">
            <text:p>$1,190.98</text:p>
          </table:table-cell>
          <table:table-cell office:value-type="currency" office:currency="USD" office:value="161.073981781">
            <text:p>$161.0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2738.2872827">
            <text:p>$42,738.2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95.34740417">
            <text:p>$1,195.35</text:p>
          </table:table-cell>
          <table:table-cell office:value-type="currency" office:currency="USD" office:value="156.70705337">
            <text:p>$156.7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1542.9398785">
            <text:p>$41,542.9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199.73034465">
            <text:p>$1,199.73</text:p>
          </table:table-cell>
          <table:table-cell office:value-type="currency" office:currency="USD" office:value="152.324112888">
            <text:p>$152.3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0343.2095338">
            <text:p>$40,343.2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04.12935591">
            <text:p>$1,204.13</text:p>
          </table:table-cell>
          <table:table-cell office:value-type="currency" office:currency="USD" office:value="147.925101624">
            <text:p>$147.9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9139.0801779">
            <text:p>$39,139.0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08.54449689">
            <text:p>$1,208.54</text:p>
          </table:table-cell>
          <table:table-cell office:value-type="currency" office:currency="USD" office:value="143.509960652">
            <text:p>$143.5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7930.535681">
            <text:p>$37,930.5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12.97582671">
            <text:p>$1,212.98</text:p>
          </table:table-cell>
          <table:table-cell office:value-type="currency" office:currency="USD" office:value="139.078630831">
            <text:p>$139.0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6717.5598543">
            <text:p>$36,717.5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17.42340474">
            <text:p>$1,217.42</text:p>
          </table:table-cell>
          <table:table-cell office:value-type="currency" office:currency="USD" office:value="134.631052799">
            <text:p>$134.6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5500.1364496">
            <text:p>$35,500.1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21.88729056">
            <text:p>$1,221.89</text:p>
          </table:table-cell>
          <table:table-cell office:value-type="currency" office:currency="USD" office:value="130.167166982">
            <text:p>$130.1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4278.249159">
            <text:p>$34,278.2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26.36754396">
            <text:p>$1,226.37</text:p>
          </table:table-cell>
          <table:table-cell office:value-type="currency" office:currency="USD" office:value="125.686913583">
            <text:p>$125.6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3051.8816151">
            <text:p>$33,051.8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30.86422495">
            <text:p>$1,230.86</text:p>
          </table:table-cell>
          <table:table-cell office:value-type="currency" office:currency="USD" office:value="121.190232589">
            <text:p>$121.1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1821.0173901">
            <text:p>$31,821.0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35.37739377">
            <text:p>$1,235.38</text:p>
          </table:table-cell>
          <table:table-cell office:value-type="currency" office:currency="USD" office:value="116.677063764">
            <text:p>$116.6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0585.6399964">
            <text:p>$30,585.6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39.90711089">
            <text:p>$1,239.91</text:p>
          </table:table-cell>
          <table:table-cell office:value-type="currency" office:currency="USD" office:value="112.147346653">
            <text:p>$112.1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9345.7328855">
            <text:p>$29,345.7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44.45343696">
            <text:p>$1,244.45</text:p>
          </table:table-cell>
          <table:table-cell office:value-type="currency" office:currency="USD" office:value="107.60102058">
            <text:p>$107.6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8101.2794485">
            <text:p>$28,101.2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49.01643289">
            <text:p>$1,249.02</text:p>
          </table:table-cell>
          <table:table-cell office:value-type="currency" office:currency="USD" office:value="103.038024645">
            <text:p>$103.04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6852.2630156">
            <text:p>$26,852.2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53.59615981">
            <text:p>$1,253.60</text:p>
          </table:table-cell>
          <table:table-cell office:value-type="currency" office:currency="USD" office:value="98.458297724">
            <text:p>$98.4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5598.6668558">
            <text:p>$25,598.6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58.19267907">
            <text:p>$1,258.19</text:p>
          </table:table-cell>
          <table:table-cell office:value-type="currency" office:currency="USD" office:value="93.8617784713">
            <text:p>$93.8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4340.4741767">
            <text:p>$24,340.4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62.80605222">
            <text:p>$1,262.81</text:p>
          </table:table-cell>
          <table:table-cell office:value-type="currency" office:currency="USD" office:value="89.2484053147">
            <text:p>$89.2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3077.6681245">
            <text:p>$23,077.6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67.43634108">
            <text:p>$1,267.44</text:p>
          </table:table-cell>
          <table:table-cell office:value-type="currency" office:currency="USD" office:value="84.6181164566">
            <text:p>$84.6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1810.2317834">
            <text:p>$21,810.2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72.08360767">
            <text:p>$1,272.08</text:p>
          </table:table-cell>
          <table:table-cell office:value-type="currency" office:currency="USD" office:value="79.9708498726">
            <text:p>$79.9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0538.1481758">
            <text:p>$20,538.1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76.74791423">
            <text:p>$1,276.75</text:p>
          </table:table-cell>
          <table:table-cell office:value-type="currency" office:currency="USD" office:value="75.3065433112">
            <text:p>$75.3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9261.4002615">
            <text:p>$19,261.4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81.42932325">
            <text:p>$1,281.43</text:p>
          </table:table-cell>
          <table:table-cell office:value-type="currency" office:currency="USD" office:value="70.6251342923">
            <text:p>$70.6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7979.9709383">
            <text:p>$17,979.9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86.12789743">
            <text:p>$1,286.13</text:p>
          </table:table-cell>
          <table:table-cell office:value-type="currency" office:currency="USD" office:value="65.9265601071">
            <text:p>$65.9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6693.8430409">
            <text:p>$16,693.8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90.84369972">
            <text:p>$1,290.84</text:p>
          </table:table-cell>
          <table:table-cell office:value-type="currency" office:currency="USD" office:value="61.2107578165">
            <text:p>$61.2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5402.9993411">
            <text:p>$15,403.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295.57679329">
            <text:p>$1,295.58</text:p>
          </table:table-cell>
          <table:table-cell office:value-type="currency" office:currency="USD" office:value="56.4776642509">
            <text:p>$56.4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4107.4225479">
            <text:p>$14,107.4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00.32724153">
            <text:p>$1,300.33</text:p>
          </table:table-cell>
          <table:table-cell office:value-type="currency" office:currency="USD" office:value="51.7272160088">
            <text:p>$51.7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2807.0953063">
            <text:p>$12,807.1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05.09510808">
            <text:p>$1,305.10</text:p>
          </table:table-cell>
          <table:table-cell office:value-type="currency" office:currency="USD" office:value="46.9593494565">
            <text:p>$46.9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1502.0001982">
            <text:p>$11,502.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09.88045681">
            <text:p>$1,309.88</text:p>
          </table:table-cell>
          <table:table-cell office:value-type="currency" office:currency="USD" office:value="42.1740007269">
            <text:p>$42.1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10192.1197414">
            <text:p>$10,192.1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14.68335182">
            <text:p>$1,314.68</text:p>
          </table:table-cell>
          <table:table-cell office:value-type="currency" office:currency="USD" office:value="37.3711057186">
            <text:p>$37.37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877.43638961">
            <text:p>$8,877.4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19.50385744">
            <text:p>$1,319.50</text:p>
          </table:table-cell>
          <table:table-cell office:value-type="currency" office:currency="USD" office:value="32.5506000953">
            <text:p>$32.55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557.93253217">
            <text:p>$7,557.9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24.34203825">
            <text:p>$1,324.34</text:p>
          </table:table-cell>
          <table:table-cell office:value-type="currency" office:currency="USD" office:value="27.7124192846">
            <text:p>$27.7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233.59049392">
            <text:p>$6,233.5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29.19795906">
            <text:p>$1,329.20</text:p>
          </table:table-cell>
          <table:table-cell office:value-type="currency" office:currency="USD" office:value="22.8564984777">
            <text:p>$22.8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904.39253486">
            <text:p>$4,904.3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34.07168491">
            <text:p>$1,334.07</text:p>
          </table:table-cell>
          <table:table-cell office:value-type="currency" office:currency="USD" office:value="17.9827726278">
            <text:p>$17.9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570.32084995">
            <text:p>$3,570.3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38.96328109">
            <text:p>$1,338.96</text:p>
          </table:table-cell>
          <table:table-cell office:value-type="currency" office:currency="USD" office:value="13.0911764498">
            <text:p>$13.0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2231.35756886">
            <text:p>$2,231.3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currency" office:currency="USD" office:value="1352.05445754">
            <text:p>$1,352.05</text:p>
          </table:table-cell>
          <table:table-cell office:value-type="currency" office:currency="USD" office:value="1343.87281312">
            <text:p>$1,343.87</text:p>
          </table:table-cell>
          <table:table-cell office:value-type="currency" office:currency="USD" office:value="8.18164441914">
            <text:p>$8.18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887.484755737">
            <text:p>$887.4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currency" office:currency="USD" office:value="890.738866508">
            <text:p>$890.74</text:p>
          </table:table-cell>
          <table:table-cell office:value-type="currency" office:currency="USD" office:value="887.484755737">
            <text:p>$887.48</text:p>
          </table:table-cell>
          <table:table-cell office:value-type="currency" office:currency="USD" office:value="3.25411077104">
            <text:p>$3.25</text:p>
          </table:table-cell>
          <table:table-cell table:number-columns-repeated="2" office:value-type="currency" office:currency="USD" office:value="0">
            <text:p>$0.00</text:p>
          </table:table-cell>
        </table:table-row>
        <table:table-row table:style-name="ro1">
          <table:table-cell table:style-name="ce3"/>
          <table:table-cell table:style-name="Default"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5" office:value-type="currency" office:currency="USD" office:value="450371.535327">
            <text:p>$450,371.54</text:p>
          </table:table-cell>
          <table:table-cell table:style-name="ce5" office:value-type="currency" office:currency="USD" office:value="270461.315591">
            <text:p>$270,461.32</text:p>
          </table:table-cell>
          <table:table-cell table:style-name="ce5" office:value-type="currency" office:currency="USD" office:value="179910.219736">
            <text:p>$179,910.22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01/20/2010</text:date>, <text:time>21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0T21:18:56</dc:date>
    <dc:creator>Eric Mesa</dc:creator>
    <meta:document-statistic meta:table-count="1" meta:cell-count="1941" meta:object-count="0"/>
    <meta:generator>OpenOffice.org/3.1$Unix OpenOffice.org_project/310m19$Build-9420</meta:generator>
  </office:meta>
</office:document-meta>
</file>